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4" table:default-cell-style-name="Default"/>
        <table:table-row table:style-name="ro1">
          <table:table-cell table:style-name="ce3" office:value-type="string" calcext:value-type="string" table:number-columns-spanned="14" table:number-rows-spanned="1">
            <text:p>Задание:</text:p>
            <text:p/>
            <text:p>Составить таблицы для хранения информации о сотрудниках компании.</text:p>
            <text:p/>
            <text:p>Подумайте, какие данные и в какие таблицы необходимо разложить.</text:p>
            <text:p>Решение: аналогично первой большой задаче.</text:p>
          </table:table-cell>
          <table:covered-table-cell table:number-columns-repeated="13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Персоналии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ФИО</text:p>
          </table:table-cell>
          <table:table-cell table:style-name="ce4" office:value-type="string" calcext:value-type="string">
            <text:p>id_должности</text:p>
          </table:table-cell>
          <table:table-cell table:style-name="ce4" office:value-type="string" calcext:value-type="string">
            <text:p>Должность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id_подразделения</text:p>
          </table:table-cell>
          <table:table-cell table:style-name="ce4" office:value-type="string" calcext:value-type="string">
            <text:p>Подразделение</text:p>
          </table:table-cell>
          <table:table-cell table:number-columns-repeated="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Иванов И.И.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менеджер</text:p>
          </table:table-cell>
          <table:table-cell table:style-name="ce5" office:value-type="float" office:value="123456" calcext:value-type="float">
            <text:p>1234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АУП</text:p>
          </table:table-cell>
          <table:table-cell table:number-columns-repeated="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table:number-columns-repeated="6"/>
          <table:table-cell table:number-columns-repeated="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table:number-columns-repeated="6"/>
          <table:table-cell table:number-columns-repeated="7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Должности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id_должности</text:p>
          </table:table-cell>
          <table:table-cell table:style-name="ce4" office:value-type="string" calcext:value-type="string">
            <text:p>Должность</text:p>
          </table:table-cell>
          <table:table-cell table:number-columns-repeated="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менеджер</text:p>
          </table:table-cell>
          <table:table-cell table:number-columns-repeated="1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директор</text:p>
          </table:table-cell>
          <table:table-cell table:number-columns-repeated="12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техничка</text:p>
          </table:table-cell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Подразделения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id_подразделения</text:p>
          </table:table-cell>
          <table:table-cell table:style-name="ce4" office:value-type="string" calcext:value-type="string">
            <text:p>Наименование</text:p>
          </table:table-cell>
          <table:table-cell table:number-columns-repeated="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АУП</text:p>
          </table:table-cell>
          <table:table-cell table:number-columns-repeated="1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бухгалтерия</text:p>
          </table:table-cell>
          <table:table-cell table:number-columns-repeated="12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логистика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6T12:23:15.961000000</meta:creation-date>
    <dc:date>2022-11-27T11:51:53.921000000</dc:date>
    <meta:editing-duration>PT1H34S</meta:editing-duration>
    <meta:editing-cycles>17</meta:editing-cycles>
    <meta:generator>LibreOffice/7.3.4.2$Windows_X86_64 LibreOffice_project/728fec16bd5f605073805c3c9e7c4212a0120dc5</meta:generator>
    <meta:document-statistic meta:table-count="1" meta:cell-count="36" meta:object-count="0"/>
  </office:meta>
</office:document-meta>
</file>